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34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5Z133"/>SURAT KEPUTUSAN</text:p>
      <text:p text:style-name="P9">No. / 422 / 454 /Adm.Sek</text:p>
      <text:p text:style-name="P10"/>
      <text:p text:style-name="P11">Berdasarkan :</text:p>
      <text:list xml:id="list10287271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AHYU DWI SETYAJI</text:span></text:p>
      <text:p text:style-name="P13"><text:span text:style-name="T2"><text:tab/><text:tab/>Tempat, Tanggal Lahir<text:tab/>: Purworejo, 27-05-2003</text:span></text:p>
      <text:p text:style-name="P13"><text:span text:style-name="T2"><text:tab/><text:tab/>NISN<text:tab/><text:tab/><text:tab/><text:tab/>: 0039470335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5Z1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5Z1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5Z133"/><text:bookmark-end text:name="_Hlk481362583MailMergeMark2020-05-06T04:11:35Z1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4.71606246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7" meta:non-whitespace-character-count="9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